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9.73666666666667cm"/>
    </style:style>
    <style:style style:name="co9" style:family="table-column">
      <style:table-column-properties fo:break-before="auto" style:column-width="38.4968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4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2</text:p>
          </table:table-cell>
          <table:table-cell office:value-type="string" table:style-name="ce7">
            <text:p>A maximum number of 999 invoice lines must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4-R003</text:p>
          </table:table-cell>
          <table:table-cell office:value-type="string" table:style-name="ce7">
            <text:p>The order number or buyer group must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4</text:p>
          </table:table-cell>
          <table:table-cell office:value-type="string" table:style-name="ce5">
            <text:p>A credit not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8">
            <text:p>ATGOV-T14-R006</text:p>
          </table:table-cell>
          <table:table-cell office:value-type="string" table:style-name="ce9">
            <text:p>The "Buchungskreis" (accounting area code) must be present</text:p>
          </table:table-cell>
          <table:table-cell office:value-type="string" table:style-name="ce10">
            <text:p>CreditNote</text:p>
          </table:table-cell>
          <table:table-cell office:value-type="string" table:style-name="ce8">
            <text:p>fatal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rue</text:p>
          </table:table-cell>
          <table:table-cell table:number-columns-repeated="16378" table:style-name="ce11"/>
        </table:table-row>
        <table:table-row table:style-name="ro1">
          <table:table-cell office:value-type="string" table:style-name="ce4">
            <text:p>ATGOV-T14-R007</text:p>
          </table:table-cell>
          <table:table-cell office:value-type="string" table:style-name="ce5">
            <text:p>Only BIC and IBAN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08</text:p>
          </table:table-cell>
          <table:table-cell office:value-type="string" table:style-name="ce7">
            <text:p>The order position number (per line item) must be present when the OrderID is a PO number (10 digit numeric).</text:p>
          </table:table-cell>
          <table:table-cell office:value-type="string" table:style-name="ce4">
            <text:p>CreditNote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9</text:p>
          </table:table-cell>
          <table:table-cell office:value-type="string" table:style-name="ce7">
            <text:p>At last 2 cashbacks may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0</text:p>
          </table:table-cell>
          <table:table-cell office:value-type="string" table:style-name="ce7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1</text:p>
          </table:table-cell>
          <table:table-cell office:value-type="string" table:style-name="ce7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4-R012</text:p>
          </table:table-cell>
          <table:table-cell office:value-type="string" table:style-name="ce7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3</text:p>
          </table:table-cell>
          <table:table-cell office:value-type="string" table:style-name="ce7">
            <text:p>A maximum of 200 attachments are allowed within a single document.</text:p>
          </table:table-cell>
          <table:table-cell office:value-type="string" table:style-name="ce6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4</text:p>
          </table:table-cell>
          <table:table-cell office:value-type="string" table:style-name="ce7">
            <text:p>The maximum size of all attachments after Base64 decoding must not exceed 15 Megabytes.</text:p>
          </table:table-cell>
          <table:table-cell office:value-type="string" table:style-name="ce6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5</text:p>
          </table:table-cell>
          <table:table-cell office:value-type="string" table:style-name="ce7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CreditNote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6</text:p>
          </table:table-cell>
          <table:table-cell office:value-type="string" table:style-name="ce7">
            <office:annotation office:display="true" draw:style-name="a0" svg:x="7.29166666666667in" svg:y="5.09375in" svg:width="1.48958333333333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number-rows-repeated="1048559" table:style-name="ro4">
          <table:table-cell table:number-columns-repeated="16384"/>
        </table:table-row>
      </table:table>
      <table:table table:name="UBL" table:style-name="ta1">
        <table:table-column table:style-name="co4" table:default-cell-style-name="ce6"/>
        <table:table-column table:style-name="co7" table:default-cell-style-name="ce6"/>
        <table:table-column table:style-name="co8" table:default-cell-style-name="ce12"/>
        <table:table-column table:style-name="co9" table:default-cell-style-name="ce6"/>
        <table:table-column table:style-name="co10" table:number-columns-repeated="1019" table:default-cell-style-name="ce6"/>
        <table:table-column table:style-name="co6" table:default-cell-style-name="ce6"/>
        <table:table-column table:style-name="co6" table:number-columns-repeated="15360" table:default-cell-style-name="ce1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1</text:p>
          </table:table-cell>
          <table:table-cell office:value-type="string" table:style-name="ce7">
            <text:p>(cac:Contact/cbc:ElectronicMail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2</text:p>
          </table:table-cell>
          <table:table-cell office:value-type="string" table:style-name="ce7">
            <text:p>count(//cac:CreditNoteLine) &lt; 999</text:p>
          </table:table-cell>
          <table:table-cell office:value-type="string" table:style-name="ce4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3</text:p>
          </table:table-cell>
          <table:table-cell office:value-type="string" table:style-name="ce7">
            <text:p>(cac:OrderReference/cbc:ID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04</text:p>
          </table:table-cell>
          <table:table-cell office:value-type="string" table:style-name="ce7">
            <text:p>cbc:SettlementDiscountPercent and cac:SettlementPeriod</text:p>
          </table:table-cell>
          <table:table-cell office:value-type="string" table:style-name="ce7">
            <text:p>(//cac:AccountingCustomerParty/cac:Party/cac:PostalAddress/cac:Country/cbc:IdentificationCode = 'AT') and (cbc:Note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5</text:p>
          </table:table-cell>
          <table:table-cell office:value-type="string" table:style-name="ce7">
            <text:p>count(//cac:PayeeFinancialAccount/cbc:ID) = 1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T14</text:p>
          </table:table-cell>
          <table:table-cell office:value-type="string" table:style-name="ce8">
            <text:p>ATGOV-T14-R006</text:p>
          </table:table-cell>
          <table:table-cell office:value-type="string" table:style-name="ce10">
            <text:p>(//cbc:AccountingCost)</text:p>
          </table:table-cell>
          <table:table-cell office:value-type="string" table:style-name="ce10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5">
          <table:table-cell office:value-type="string" table:style-name="ce4">
            <text:p>T14</text:p>
          </table:table-cell>
          <table:table-cell office:value-type="string" table:style-name="ce4">
            <text:p>ATGOV-T14-R007</text:p>
          </table:table-cell>
          <table:table-cell office:value-type="string" table:style-name="ce7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8</text:p>
          </table:table-cell>
          <table:table-cell office:value-type="string" table:style-name="ce7">
            <text:p>(cac:OrderReferenceLine/cbc:LineID)</text:p>
          </table:table-cell>
          <table:table-cell office:value-type="string" table:style-name="ce7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09</text:p>
          </table:table-cell>
          <table:table-cell office:value-type="string" table:style-name="ce7">
            <text:p>count(//cac:PaymentTerms/cac:SettlementPeriod) &lt;= 2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0</text:p>
          </table:table-cell>
          <table:table-cell office:value-type="string" table:style-name="ce7">
            <text:p>number(cbc:SettlementDiscountPercent) &gt; 0 and number(cbc:SettlementDiscountPercent) &lt; 100</text:p>
          </table:table-cell>
          <table:table-cell office:value-type="string" table:style-name="ce7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GOV-T14-R011</text:p>
          </table:table-cell>
          <table:table-cell office:value-type="string" table:style-name="ce7">
            <text:p>count(cac:Attachment/cac:ExternalReference) = 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6">
          <table:table-cell office:value-type="string" table:style-name="ce4">
            <text:p>T14</text:p>
          </table:table-cell>
          <table:table-cell office:value-type="string" table:style-name="ce4">
            <text:p>ATGOV-T14-R012</text:p>
          </table:table-cell>
          <table:table-cell office:value-type="string" table:style-name="ce7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7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3</text:p>
          </table:table-cell>
          <table:table-cell office:value-type="string" table:style-name="ce7">
            <text:p>count(//cac:AdditionalDocumentReference/cac:Attachment/cbc:EmbeddedDocumentBinaryObject) &lt;= 20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4</text:p>
          </table:table-cell>
          <table:table-cell office:value-type="string" table:style-name="ce4">
            <text:p>ATGOV-T14-R014</text:p>
          </table:table-cell>
          <table:table-cell office:value-type="string" table:style-name="ce7">
            <text:p>string-length(string-join(//cac:AdditionalDocumentReference/cac:Attachment/cbc:EmbeddedDocumentBinaryObject/text(),'')) * 3 div 4 &lt;= 1572864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7">
          <table:table-cell office:value-type="string" table:style-name="ce4">
            <text:p>T14</text:p>
          </table:table-cell>
          <table:table-cell office:value-type="string" table:style-name="ce4">
            <text:p>ATGOV-T14-R015</text:p>
          </table:table-cell>
          <table:table-cell office:value-type="string" table:style-name="ce7">
            <text:p>(number(cbc:LineExtensionAmount) &gt;= -999999999999.99 and number(cbc:LineExtensionAmount) &lt;= 999999999999.99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6</text:p>
          </table:table-cell>
          <table:table-cell office:value-type="string" table:style-name="ce7">
            <text:p>number(cac:LegalMonetaryTotal/cbc:PayableAmount) &lt;= 999999999.99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CreditNote</text:p>
          </table:table-cell>
          <table:table-cell office:value-type="string" table:style-name="ce7">
            <text:p>/ubl:CreditNot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Payment Means</text:p>
          </table:table-cell>
          <table:table-cell office:value-type="string" table:style-name="ce7">
            <text:p>/ubl:CreditNote/cac:PaymentMean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Supplier</text:p>
          </table:table-cell>
          <table:table-cell office:value-type="string" table:style-name="ce12">
            <text:p>/ubl:CreditNote/cac:AccountingSupplierParty/cac:Party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CreditNoteLine</text:p>
          </table:table-cell>
          <table:table-cell office:value-type="string" table:style-name="ce12">
            <text:p>/ubl:CreditNote/cac:CreditNoteLin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Payment Terms</text:p>
          </table:table-cell>
          <table:table-cell office:value-type="string" table:style-name="ce12">
            <text:p>/ubl:CreditNote/cac:PaymentTerm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6">
            <text:p>Attachments</text:p>
          </table:table-cell>
          <table:table-cell office:value-type="string" table:style-name="ce12">
            <text:p>/ubl:CreditNote/cac:AdditionalDocumentReference</text:p>
          </table:table-cell>
          <table:table-cell table:style-name="ce6"/>
          <table:table-cell table:number-columns-repeated="16380" table:style-name="ce1"/>
        </table:table-row>
        <table:table-row table:number-rows-repeated="7" table:style-name="ro1">
          <table:table-cell table:style-name="ce4"/>
          <table:table-cell table:style-name="ce6"/>
          <table:table-cell table:style-name="ce12"/>
          <table:table-cell table:style-name="ce6"/>
          <table:table-cell table:number-columns-repeated="16380" table:style-name="ce1"/>
        </table:table-row>
        <table:table-row table:number-rows-repeated="1048546" table:style-name="ro4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number-columns-repeated="1021" table:default-cell-style-name="ce1"/>
        <table:table-column table:style-name="co6" table:number-columns-repeated="15361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3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4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13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05T14:25:28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